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8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19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1469634437867659879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9493483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9500278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9502153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Nov 6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20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1T19:25:42.42</dc:date>
    <dc:creator>James  Lombardi</dc:creator>
    <meta:editing-duration>P6DT13H28M25S</meta:editing-duration>
    <meta:editing-cycles>527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474" meta:character-count="12561"/>
  </office:meta>
</office:document-meta>
</file>